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1f1" officeooo:paragraph-rsid="001ca1f1"/>
    </style:style>
    <style:style style:name="P2" style:family="paragraph" style:parent-style-name="Standard">
      <style:text-properties style:text-underline-style="solid" style:text-underline-width="auto" style:text-underline-color="font-color" officeooo:rsid="001ca1f1" officeooo:paragraph-rsid="001ca1f1"/>
    </style:style>
    <style:style style:name="P3" style:family="paragraph" style:parent-style-name="Standard">
      <style:text-properties style:text-underline-style="none" officeooo:rsid="001d1e22" officeooo:paragraph-rsid="001d1e22"/>
    </style:style>
    <style:style style:name="P4" style:family="paragraph" style:parent-style-name="Standard">
      <style:text-properties style:text-underline-style="none" officeooo:rsid="00243e58" officeooo:paragraph-rsid="00243e58"/>
    </style:style>
    <style:style style:name="P5" style:family="paragraph" style:parent-style-name="Standard">
      <style:text-properties officeooo:rsid="0020d4a2" officeooo:paragraph-rsid="0020d4a2"/>
    </style:style>
    <style:style style:name="P6" style:family="paragraph" style:parent-style-name="Standard">
      <style:text-properties officeooo:rsid="00215400" officeooo:paragraph-rsid="00215400"/>
    </style:style>
    <style:style style:name="P7" style:family="paragraph" style:parent-style-name="Standard">
      <style:text-properties officeooo:rsid="002185db" officeooo:paragraph-rsid="002185db"/>
    </style:style>
    <style:style style:name="P8" style:family="paragraph" style:parent-style-name="Standard">
      <style:text-properties officeooo:rsid="00229268" officeooo:paragraph-rsid="00229268"/>
    </style:style>
    <style:style style:name="P9" style:family="paragraph" style:parent-style-name="Preformatted_20_Text">
      <style:text-properties officeooo:rsid="001ca1f1" officeooo:paragraph-rsid="001ca1f1"/>
    </style:style>
    <style:style style:name="P10" style:family="paragraph" style:parent-style-name="Preformatted_20_Text">
      <style:text-properties officeooo:rsid="001ca1f1" officeooo:paragraph-rsid="00215400"/>
    </style:style>
    <style:style style:name="P11" style:family="paragraph" style:parent-style-name="Preformatted_20_Text">
      <style:text-properties officeooo:rsid="00229268" officeooo:paragraph-rsid="00229268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Standard">
      <style:text-properties officeooo:rsid="001ca1f1" officeooo:paragraph-rsid="001ca1f1"/>
    </style:style>
    <style:style style:name="P14" style:family="paragraph" style:parent-style-name="Standard">
      <style:text-properties officeooo:rsid="0026351c" officeooo:paragraph-rsid="0026351c"/>
    </style:style>
    <style:style style:name="P15" style:family="paragraph" style:parent-style-name="Standard">
      <style:text-properties officeooo:rsid="002717db" officeooo:paragraph-rsid="001ca1f1"/>
    </style:style>
    <style:style style:name="P16" style:family="paragraph" style:parent-style-name="Standard">
      <style:text-properties officeooo:rsid="00284748" officeooo:paragraph-rsid="00284748"/>
    </style:style>
    <style:style style:name="T1" style:family="text">
      <style:text-properties officeooo:rsid="00215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script Notes</text:p>
      <text:p text:style-name="P3">numbers – refer to data types in notes js</text:p>
      <text:p text:style-name="P4">https://developer.mozilla.org/en-US/docs/Web/JavaScript/Reference/Lexical_grammar</text:p>
      <text:p text:style-name="P3"/>
      <text:p text:style-name="P3"><text:span text:style-name="Strong_20_Emphasis">??? - Objects</text:span> are compound values acting as dictionaries. By that we mean that they are sets of pairs <text:span text:style-name="Source_20_Text">(key, value)</text:span> where keys can be strings or numbers and values can be anything, even other objects! Arrays are special examples of objects where the keys are numbers. Another special object is <text:span text:style-name="Source_20_Text">null</text:span>. <text:span text:style-name="Source_20_Text">null</text:span> represents the absence of an object. Suppose you have a program that computes the path between two points and you find the path is impossible: you could return the <text:span text:style-name="Emphasis">object</text:span> <text:span text:style-name="Source_20_Text">null</text:span>.</text:p>
      <text:p text:style-name="P1"/>
      <text:p text:style-name="P6">How does (radius) work in this example???</text:p>
      <text:p text:style-name="P9"><text:span text:style-name="Source_20_Text">function calculateCircumference (radius) {</text:span></text:p>
      <text:p text:style-name="Preformatted_20_Text"><text:span text:style-name="Source_20_Text"><text:s text:c="2"/>return 2 * Math.PI * radius;</text:span></text:p>
      <text:p text:style-name="P12"><text:span text:style-name="Source_20_Text">}</text:span></text:p>
      <text:p text:style-name="P10"><text:span text:style-name="Source_20_Text"><text:span text:style-name="T1">What does it mean by variable naming rules??? </text:span></text:span></text:p>
      <text:p text:style-name="P9"><text:span text:style-name="Source_20_Text">// You can use any string as the key but you will need quotes if the key name</text:span></text:p>
      <text:p text:style-name="Preformatted_20_Text"><text:span text:style-name="Source_20_Text">// does not match variable naming rules.</text:span></text:p>
      <text:p text:style-name="Preformatted_20_Text"><text:span text:style-name="Source_20_Text">var alumniByCity = {</text:span></text:p>
      <text:p text:style-name="Preformatted_20_Text"><text:span text:style-name="Source_20_Text"><text:s text:c="2"/>Miami: 20,</text:span></text:p>
      <text:p text:style-name="Preformatted_20_Text"><text:span text:style-name="Source_20_Text"><text:s text:c="2"/>'New York': 5,</text:span></text:p>
      <text:p text:style-name="Preformatted_20_Text"><text:span text:style-name="Source_20_Text"><text:s text:c="2"/>'San Francisco': 10</text:span></text:p>
      <text:p text:style-name="P12"><text:span text:style-name="Source_20_Text">};</text:span></text:p>
      <text:p text:style-name="P16">##In the below example how do you display the hash values when alerting.</text:p>
      <text:p text:style-name="P16">var likes = [{'Food': 'Ice-cream', 'Drinks': 'Alcohol'}];</text:p>
      <text:p text:style-name="P16">Object { Food: "Ice-cream", Drinks: "Alcohol" }</text:p>
      <text:p text:style-name="P16">var ilike = prompt('What do you like?')</text:p>
      <text:p text:style-name="P16">likes.push(ilike)</text:p>
      <text:p text:style-name="P16">alert('You like' + likes);</text:p>
      <text:p text:style-name="P15"/>
      <text:p text:style-name="P16"/>
      <text:p text:style-name="P15"/>
      <text:p text:style-name="P15"/>
      <text:p text:style-name="P15"/>
      <text:p text:style-name="P1"/>
      <text:p text:style-name="P1"/>
      <text:p text:style-name="P1"/>
      <text:p text:style-name="P14">Notes:</text:p>
      <text:p text:style-name="P14">In javascript you can only modify objects and arrays not strings, booleans or numbers</text:p>
      <text:p text:style-name="P1"/>
      <text:p text:style-name="P1"/>
      <text:p text:style-name="P1"/>
      <text:p text:style-name="P5">CCQs</text:p>
      <text:p text:style-name="P5">What are literals?</text:p>
      <text:p text:style-name="P8">How do you create a back slash in text and how do you create a line break.</text:p>
      <text:p text:style-name="P7">When creating a list of 2+ variables in same line its a comma not a semicolon apart from the last value. So - <text:s/>var a = 1, b= 2, c = 3;</text:p>
      <text:p text:style-name="P8">How do you access info in objects in javascript.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8">Answers:</text:p>
      <text:p text:style-name="P11"><text:span text:style-name="Source_20_Text">var character = { name: 'Conan', str: 100 <text:s/>};</text:span></text:p>
      <text:p text:style-name="Preformatted_20_Text"><text:span text:style-name="Source_20_Text">character.str;</text:span></text:p>
      <text:p text:style-name="P12"><text:span text:style-name="Source_20_Text">character.name;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22:41:17.297536650</meta:creation-date>
    <dc:date>2016-04-10T13:53:24.376439248</dc:date>
    <meta:editing-duration>PT1H58M44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2" meta:paragraph-count="33" meta:word-count="287" meta:character-count="1675" meta:non-whitespace-character-count="1409"/>
  </office:meta>
</office:document-meta>
</file>